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Calibri" style:font-name-complex="Consolas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P41" style:parent-style-name="Normal" style:family="paragraph">
      <style:text-properties style:font-name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ostaw twój komentarz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CommentTitle</text:p>
          </table:table-cell>
          <table:table-cell table:style-name="TableCell22">
            <text:p text:style-name="P23">Tytuł komentarz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ommentText</text:p>
          </table:table-cell>
          <table:table-cell table:style-name="TableCell29">
            <text:p text:style-name="P30">Komentarz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<text:span text:style-name="T36">Submit</text:span></text:p>
          </table:table-cell>
          <table:table-cell table:style-name="TableCell37">
            <text:p text:style-name="P38">Wyślij komentarz</text:p>
          </table:table-cell>
          <table:table-cell table:style-name="TableCell39">
            <text:p text:style-name="P4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5:00Z</meta:creation-date>
    <dc:date>2017-09-12T13:03:00Z</dc:date>
    <meta:template xlink:href="Normal.dotm" xlink:type="simple"/>
    <meta:editing-cycles>4</meta:editing-cycles>
    <meta:editing-duration>PT180S</meta:editing-duration>
    <meta:document-statistic meta:page-count="1" meta:paragraph-count="1" meta:word-count="21" meta:character-count="146" meta:row-count="1" meta:non-whitespace-character-count="126"/>
  </office:meta>
</office:document-meta>
</file>